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5"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6"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9"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1"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2"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4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093d6" style:font-style-asian="normal" style:font-style-complex="normal"/>
    </style:style>
    <style:style style:name="T8" style:family="text">
      <style:text-properties officeooo:rsid="00136e7e"/>
    </style:style>
    <style:style style:name="T9" style:family="text">
      <style:text-properties officeooo:rsid="001611e9"/>
    </style:style>
    <style:style style:name="T10" style:family="text">
      <style:text-properties officeooo:rsid="0016441d"/>
    </style:style>
    <style:style style:name="T11" style:family="text">
      <style:text-properties officeooo:rsid="00187420"/>
    </style:style>
    <style:style style:name="T12" style:family="text">
      <style:text-properties officeooo:rsid="001a0fb9"/>
    </style:style>
    <style:style style:name="T13" style:family="text">
      <style:text-properties officeooo:rsid="001bd136"/>
    </style:style>
    <style:style style:name="T14" style:family="text">
      <style:text-properties officeooo:rsid="001ce004"/>
    </style:style>
    <style:style style:name="T15" style:family="text">
      <style:text-properties officeooo:rsid="001d2b8f"/>
    </style:style>
    <style:style style:name="T16" style:family="text">
      <style:text-properties officeooo:rsid="001f700c"/>
    </style:style>
    <style:style style:name="T17" style:family="text">
      <style:text-properties officeooo:rsid="0023953d"/>
    </style:style>
    <style:style style:name="T18" style:family="text">
      <style:text-properties officeooo:rsid="0025b739"/>
    </style:style>
    <style:style style:name="T19" style:family="text">
      <style:text-properties officeooo:rsid="0027c1c2"/>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1">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6">Setup</text:p>
      <text:p text:style-name="P20">Keeper of the Cards <text:span text:style-name="T15">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7471768656812953594" text:style-name="L1">
        <text:list-item>
          <text:p text:style-name="P32">The name of the card. This is purely cosmetic and has no effect on the game.</text:p>
        </text:list-item>
        <text:list-item>
          <text:p text:style-name="P33">The card image. This is purely cosmetic and has no effect on the game.</text:p>
        </text:list-item>
        <text:list-item>
          <text:p text:style-name="P33">The ability text of the card.</text:p>
        </text:list-item>
        <text:list-item>
          <text:p text:style-name="P33">The resource cost of the card.</text:p>
        </text:list-item>
        <text:list-item>
          <text:p text:style-name="P33">The flavor text of the card. This is purely cosmetic and has no effect on the game.</text:p>
        </text:list-item>
        <text:list-item>
          <text:p text:style-name="P33">The offensive power (“offense”) of the card.</text:p>
        </text:list-item>
        <text:list-item>
          <text:p text:style-name="P33">The defensive power (“defense”) of the card.</text:p>
        </text:list-item>
      </text:list>
      <text:p text:style-name="P8"/>
      <text:p text:style-name="P3">Deck Building Considerations</text:p>
      <text:p text:style-name="P11"><text:span text:style-name="T2">A deck in Keeper of the Cards must have </text:span><text:span text:style-name="T4">exactly </text:span><text:span text:style-name="T7">6</text:span><text:span text:style-name="T4">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9">T<text:span text:style-name="T8">he Field</text:span></text:p>
      <text:p text:style-name="P14">Each player's field contains the following zones:</text:p>
      <text:list xml:id="list3630772823599787797" text:style-name="L2">
        <text:list-item>
          <text:p text:style-name="P39"><text:span text:style-name="T2">Deck: Contains your deck. The deck's contents are not revealed to anyone, and it is shuffled </text:span><text:span text:style-name="T5">before</text:span><text:span text:style-name="T2"> the start of the game.</text:span></text:p>
        </text:list-item>
        <text:list-item>
          <text:p text:style-name="P34">Graveyard: Typically to the right of your Deck. Any card which is destroyed or sacrificed is sent here, face-down. The contents of the graveyard are not public knowledge, but its owner may look through it at any time.</text:p>
        </text:list-item>
        <text:list-item>
          <text:p text:style-name="P34">Creature Zone: Typically above your Trap Zone. Contains your “in play” creatures. The contents of this zone are public knowledge.</text:p>
        </text:list-item>
        <text:list-item>
          <text:p text:style-name="P34">Trap Zone: Typically to the left of your Deck. Contains your “in play” spells (a.k.a. “traps”). The contents of this zone are not public knowledge, but its owner may look at the cards within at any time.</text:p>
        </text:list-item>
        <text:list-item>
          <text:p text:style-name="P39"><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0"><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7406460158750798098" text:style-name="L3">
        <text:list-item>
          <text:p text:style-name="P41"><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5">Action Phase: You may play any cards from your hand that you are able to, and you may also activate in-play creature abilities and in-play traps with no activation condition.</text:p>
        </text:list-item>
        <text:list-item>
          <text:p text:style-name="P35">Battle Phase: You may do battle with your unexhausted creatures.</text:p>
        </text:list-item>
        <text:list-item>
          <text:p text:style-name="P35">Recovery Phase: Unexhaust all cards (on every player's field) and restore the offense and defense of all creatures to the numbers printed on the respective cards.</text:p>
        </text:list-item>
      </text:list>
      <text:p text:style-name="P27">Resources <text:span text:style-name="T9">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9">An unexhausted resource may be played as if it were a part of your hand during your own Action Phase. However, it cannot use itself as a resource cost; other unexhausted resourcees must be used. Exhausted resources</text:span> cannot be <text:span text:style-name="T19">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6">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2">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10">the attacking player</text:span> exhaust<text:span text:style-name="T10">s</text:span> any number of unexhausted creatures, <text:span text:style-name="T10">which become the attacking team,</text:span> and declare<text:span text:style-name="T11">s</text:span> one target: a player, or a creature. The target player, or the owner of the target creature, may then exhaust any number of their own unexhausted creatures <text:span text:style-name="T10">(which may or may not include the target itself)</text:span>, <text:span text:style-name="T10">which become the defending team</text:span>. <text:span text:style-name="T20">After the attacking team and the defending team are selected, all other players have an opportunity to respond to the attack (see “Chains” below).</text:span> <text:span text:style-name="T10">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43">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44"><text:soft-page-break/>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3">During your battle phase, you may initiate as many battles as you want to as long as you have unexhausted creatures remaining.</text:p>
      <text:p text:style-name="P28">Casting Spells and Setting Traps</text:p>
      <text:p text:style-name="P19"><text:span text:style-name="T16">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3">and send the spell to the graveyard</text:span>. Only a spell with no activation condition can be cast in this way; any spell with an activation condition must first be set as a trap before it can be activated. <text:span text:style-name="T13">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4">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8">(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7">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4">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30">Winning <text:span text:style-name="T15">and Losing</text:span></text:p>
      <text:p text:style-name="P21">Any given player can lose in three ways:</text:p>
      <text:list xml:id="list4548419800606321865" text:style-name="L4">
        <text:list-item>
          <text:p text:style-name="P36">by having their hitpoints reduced to 0;</text:p>
        </text:list-item>
        <text:list-item>
          <text:p text:style-name="P36">by having an empty deck; or</text:p>
        </text:list-item>
        <text:list-item>
          <text:p text:style-name="P42">by voluntarily forfeiting.</text:p>
        </text:list-item>
      </text:list>
      <text:p text:style-name="P21">Any player who loses is out of the game and can no longer affect the game in any way. When only one player remains in the game, that player is declared the winner.</text:p>
      <text:p text:style-name="P7">Ability Clarifications/Rulings</text:p>
      <text:p text:style-name="P25">This section serves to clarify some things regarding ability texts. It is listed alphabetically based on the text portion at hand.</text:p>
      <text:list xml:id="list35982911914513591" text:style-name="L5">
        <text:list-item>
          <text:p text:style-name="P37">“<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8">“One player”: For texts that say “one player”, you select the player. It can be any player, including yourself.</text:p>
        </text:list-item>
        <text:list-item>
          <text:p text:style-name="P38">“Reveal”: To “reveal” a card is to show it to all players, including yourself.</text:p>
        </text:list-item>
        <text:list-item>
          <text:p text:style-name="P38">“Sacrifice”: You can only “sacrifice” cards that you control. A sacrificed card is not “destroyed”.</text:p>
        </text:list-item>
        <text:list-item>
          <text:p text:style-name="P38">“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6T11:16:35.831662023</dc:date>
    <dc:creator>Julie </dc:creator>
    <meta:editing-duration>P1DT1H31M8S</meta:editing-duration>
    <meta:editing-cycles>26</meta:editing-cycles>
    <meta:generator>LibreOffice/4.2.8.2$Linux_X86_64 LibreOffice_project/420m0$Build-2</meta:generator>
    <meta:document-statistic meta:table-count="0" meta:image-count="2" meta:object-count="0" meta:page-count="8" meta:paragraph-count="80" meta:word-count="2893" meta:character-count="16304" meta:non-whitespace-character-count="13516"/>
  </office:meta>
</office:document-meta>
</file>